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256" officeooo:paragraph-rsid="001b82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ps in Javascrip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1:23:41.307109101</meta:creation-date>
    <meta:generator>LibreOffice/7.3.7.2$Linux_X86_64 LibreOffice_project/30$Build-2</meta:generator>
    <dc:date>2024-07-13T03:14:47.809346660</dc:date>
    <meta:editing-duration>PT1H40M14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